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1-16T09:38:03.60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: 1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(2641,109,&lt;83,0&gt;,&lt;83,10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47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38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56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13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09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63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17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71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68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23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$4705-03-23T12:06:38.653+00:00$,"gam"(-21868439r27900815,0.3898304942392147,&lt;0.7868122349438382&gt;,|tmp:///3u97/j81O|,Vfp377Z="Q"(["99B"()],"eU"(|tmp:///|,977900085),xHWp398=0.5337904133146927),Jays78l=[],UAw9qw0=[506288565r919562938,-391540731r738127694])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783,99,&lt;60,0&gt;,&lt;60,99&gt;): FALSE "inferred types"test fails for arguments: {&lt;true,{&lt;0.7373346030765746&gt;,&lt;0.9901091953146066&gt;},1766294059,"7\n <text:s/>r",267469561r359230582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686,96,&lt;59,0&gt;,&lt;59,96&gt;): FALSE "inferred types"test fails for arguments: {&lt;"","",1715878981,true,0.008744211237158295&gt;,&lt;"","",-1536160863,true,0.43082708503281575&gt;,&lt;"","",-542014929,false,0.3929621114064492&gt;,&lt;"0z7","3E69",1020267813,false,0.20010195157959043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205,73,&lt;11,0&gt;,&lt;14,1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4005 tests executed; 28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rsing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Descriptive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: Cannot execute due to compilation errors</text:p>
          </table:table-cell>
          <table:table-cell table:number-columns-repeated="1023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4:54:14.5054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16T11:11:59.500183000</dc:date>
    <meta:editing-duration>P32DT16H51M21S</meta:editing-duration>
    <meta:editing-cycles>110</meta:editing-cycles>
    <meta:generator>LibreOffice/4.3.3.2$MacOSX_X86_64 LibreOffice_project/9bb7eadab57b6755b1265afa86e04bf45fbfc644</meta:generator>
    <meta:document-statistic meta:table-count="5" meta:cell-count="455" meta:object-count="0"/>
  </office:meta>
</office:document-meta>
</file>